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he <text:span text:style-name="backtick">Meter</text:span> Widget can visualize data in very flexible ways. In can show arcs, needles, ticks lines and labels.</text:p><text:p text:style-name="Standard">More info (<text:a xlink:type="simple" xlink:href="https://docs.lvgl.io/8.3/widgets/extra/meter.html" text:style-name="Internet_20_link" text:visited-style-name="Visited_20_Internet_20_Link">link</text:a>)</text:p>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List of scale definitions. The Scale has minor and major ticks and labels on the major ticks. One or more indicator can be added to each scales.There are four different type of indicators:</text:p>
                    <text:list xml:id="list_Meter5" text:style-name="List_20_1">
                        
                        <text:list-item>
                            <text:p text:style-name="List_20_1">
                                Needle image
                            </text:p>
                            
                        </text:list-item>
                        
                    

                        <text:list-item>
                            <text:p text:style-name="List_20_1">
                                Needle line
                            </text:p>
                            
                        </text:list-item>
                        
                    

                        <text:list-item>
                            <text:p text:style-name="List_20_1">
                                Scale lines
                            </text:p>
                            
                        </text:list-item>
                        
                    

                        <text:list-item>
                            <text:p text:style-name="List_20_1">
                                Arc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7" text:continue-numbering="true" text:continue-list="list_Meter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ter8" text:continue-numbering="true" text:continue-list="list_Meter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ter9" text:continue-numbering="true" text:continue-list="list_Meter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ter10" text:continue-numbering="true" text:continue-list="list_Meter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ter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ter12" text:continue-numbering="true" text:continue-list="list_Meter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ter13" text:continue-numbering="true" text:continue-list="list_Meter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ter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ter15" text:continue-numbering="true" text:continue-list="list_Meter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ter16" text:continue-numbering="true" text:continue-list="list_Meter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ter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ter18" text:continue-numbering="true" text:continue-list="list_Mete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ter19" text:continue-numbering="true" text:continue-list="list_Meter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ter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ter21" text:continue-numbering="true" text:continue-list="list_Meter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2" text:continue-numbering="true" text:continue-list="list_Meter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3" text:continue-numbering="true" text:continue-list="list_Meter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ter24" text:continue-numbering="true" text:continue-list="list_Meter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ter25" text:continue-numbering="true" text:continue-list="list_Meter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ter26" text:continue-numbering="true" text:continue-list="list_Meter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ter27" text:continue-numbering="true" text:continue-list="list_Meter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ter28" text:continue-numbering="true" text:continue-list="list_Meter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ter29" text:continue-numbering="true" text:continue-list="list_Meter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ter30" text:continue-numbering="true" text:continue-list="list_Meter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ter31" text:continue-numbering="true" text:continue-list="list_Meter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ter32" text:continue-numbering="true" text:continue-list="list_Meter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ter33" text:continue-numbering="true" text:continue-list="list_Meter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ter34" text:continue-numbering="true" text:continue-list="list_Meter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ter35" text:continue-numbering="true" text:continue-list="list_Meter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Meter36" text:continue-numbering="true" text:continue-list="list_Meter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ter37" text:continue-numbering="true" text:continue-list="list_Meter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ter38" text:continue-numbering="true" text:continue-list="list_Meter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ter39" text:continue-numbering="true" text:continue-list="list_Meter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ter40" text:continue-numbering="true" text:continue-list="list_Meter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ter41" text:continue-numbering="true" text:continue-list="list_Meter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ter42" text:continue-numbering="true" text:continue-list="list_Meter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ter43" text:continue-numbering="true" text:continue-list="list_Meter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ter44" text:continue-numbering="true" text:continue-list="list_Meter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ter45" text:continue-numbering="true" text:continue-list="list_Meter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46" text:continue-numbering="true" text:continue-list="list_Meter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ter47" text:continue-numbering="true" text:continue-list="list_Meter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ter48" text:continue-numbering="true" text:continue-list="list_Meter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ter49" text:continue-numbering="true" text:continue-list="list_Meter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ter50" text:continue-numbering="true" text:continue-list="list_Meter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ter51" text:continue-numbering="true" text:continue-list="list_Meter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52" text:continue-numbering="true" text:continue-list="list_Meter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ter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54" text:continue-numbering="true" text:continue-list="list_Meter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ter55" text:continue-numbering="true" text:continue-list="list_Meter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ter56" text:continue-numbering="true" text:continue-list="list_Meter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57" text:style-name="List_20_1">
                        
                        <text:list-item>
                            <text:p text:style-name="List_20_1_20_Start">
                                <text:span text:style-name="T1">Meter</text:span>
                            </text:p>
                            
                        </text:list-item>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